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culty of Science Summer Scholarship</text:p>
      <text:p text:style-name="P1">(Summary statement on Summer Scholarship experience)</text:p>
      <text:p text:style-name="P1"/>
      <text:p text:style-name="Standard">Name: Christopher Alan James Pearce <text:s text:c="3"/><text:tab/><text:tab/><text:tab/>ID: 2806286 <text:s text:c="4"/></text:p>
      <text:p text:style-name="Standard"/>
      <text:p text:style-name="Standard">Department: Statistics <text:s text:c="4"/></text:p>
      <text:p text:style-name="Standard"/>
      <text:p text:style-name="Standard">Future Study Plan: Complete the Computer Science component of my BSc</text:p>
      <text:p text:style-name="Standard"/>
      <text:p text:style-name="Standard">Supervisor(s): Paul Murrell</text:p>
      <text:p text:style-name="Standard"/>
      <text:p text:style-name="Standard">Project Title: The OpenAPI project</text:p>
      <text:p text:style-name="Standard"/>
      <text:p text:style-name="Standard"/>
      <text:p text:style-name="Standard">How I felt about my Summer Scholarship experience: </text:p>
      <text:p text:style-name="Standard">The scholarship was probably the best thing I've done in a long time. It reminded me how much I love programming and how useful statistics is as a whole. I was not going to complete my computer science component before coming into this scholarship but it has made me realise how useful it is.</text:p>
      <text:p text:style-name="Standard"/>
      <text:p text:style-name="Standard">The project itself was very interesting. I found out some interesting things about NZ using government data. I was given free reign of what I was analysing as long as it was using the OpenAPI framework which gave me a lot of options, but very much stimulated my interest in the subject. More importantly it taught me a lot about statistics as a whole.</text:p>
      <text:p text:style-name="Standard"/>
      <text:p text:style-name="Standard">On the flipside I would have preferred a bit more guidance. This doesn't reflect on Paul Murrell at all; it is just unfortunate that the things I were interested in were outside of Paul's area of expertise at some points.</text:p>
      <text:p text:style-name="Standard"/>
      <text:p text:style-name="Standard">I am a little disappointed I have to wrap this Summer Scholarship up as I could definitely think of some things I could expand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PMingLiU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01cm" fo:margin-left="2.54cm" fo:margin-right="2.501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aculty of Science Summer Scholarship</dc:title>
    <meta:creation-date>2015-02-20T18:20:21</meta:creation-date>
    <dc:date>2015-02-20T18:26:20</dc:date>
    <meta:editing-cycles>3</meta:editing-cycles>
    <meta:editing-duration>PT2M</meta:editing-duration>
    <meta:document-statistic meta:table-count="0" meta:image-count="0" meta:object-count="0" meta:page-count="1" meta:paragraph-count="12" meta:word-count="230" meta:character-count="1348" meta:non-whitespace-character-count="1113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